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075in" fo:margin-left="-0.075in" table:align="left" style:writing-mode="lr-tb"/>
    </style:style>
    <style:style style:name="Table2.A" style:family="table-column">
      <style:table-column-properties style:column-width="6.07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333333" style:font-name="LucidaGrande" fo:font-size="9pt" style:font-name-asian="LucidaGrande" style:font-size-asian="9pt" style:font-name-complex="LucidaGrande" style:font-size-complex="9pt"/>
    </style:style>
    <style:style style:name="P3" style:family="paragraph" style:parent-style-name="Standard" style:list-style-name="">
      <style:paragraph-properties style:text-autospace="none"/>
      <style:text-properties style:use-window-font-color="true" style:font-name="Georgia" fo:font-size="20pt" style:font-name-asian="Georgia" style:font-size-asian="20pt" style:font-name-complex="Georgia" style:font-size-complex="20pt"/>
    </style:style>
    <style:style style:name="P4" style:family="paragraph" style:parent-style-name="Standard" style:list-style-name="">
      <style:paragraph-properties style:text-autospace="none"/>
      <style:text-properties style:use-window-font-color="true" style:font-name="Georgia" fo:font-size="20pt" fo:font-weight="bold" style:font-name-asian="Georgia" style:font-size-asian="20pt" style:font-weight-asian="bold" style:font-name-complex="Georgia" style:font-size-complex="20pt" style:font-weight-complex="bold"/>
    </style:style>
    <style:style style:name="P5" style:family="paragraph" style:parent-style-name="Standard" style:list-style-name="">
      <style:paragraph-properties style:text-autospace="none"/>
      <style:text-properties style:use-window-font-color="true" style:font-name="Georgia" fo:font-size="20pt" fo:font-weight="normal" style:font-name-asian="Georgia" style:font-size-asian="20pt" style:font-weight-asian="normal" style:font-name-complex="Georgia" style:font-size-complex="20pt" style:font-weight-complex="normal"/>
    </style:style>
    <style:style style:name="P6" style:family="paragraph" style:parent-style-name="Standard" style:list-style-name="">
      <style:paragraph-properties style:text-autospace="none"/>
      <style:text-properties style:use-window-font-color="true" style:font-name="Georgia" fo:font-size="20pt" fo:font-style="normal" fo:font-weight="normal" style:font-name-asian="Georgia" style:font-size-asian="20pt" style:font-style-asian="normal" style:font-weight-asian="normal" style:font-name-complex="Georgia" style:font-size-complex="20pt" style:font-style-complex="normal" style:font-weight-complex="normal"/>
    </style:style>
    <style:style style:name="P7" style:family="paragraph" style:parent-style-name="Standard" style:list-style-name="">
      <style:paragraph-properties style:text-autospace="none"/>
      <style:text-properties style:use-window-font-color="true" style:font-name="Georgia" fo:font-size="20pt" fo:font-style="normal" fo:font-weight="bold" style:font-name-asian="Georgia" style:font-size-asian="20pt" style:font-style-asian="normal" style:font-weight-asian="bold" style:font-name-complex="Georgia" style:font-size-complex="20pt" style:font-style-complex="normal" style:font-weight-complex="bold"/>
    </style:style>
    <style:style style:name="P8" style:family="paragraph" style:parent-style-name="Standard" style:list-style-name="">
      <style:paragraph-properties style:text-autospace="none"/>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P9" style:family="paragraph" style:parent-style-name="Standard" style:list-style-name="">
      <style:paragraph-properties style:text-autospace="none"/>
      <style:text-properties style:use-window-font-color="true" style:font-name="LucidaGrande" fo:font-size="15pt" style:font-name-asian="LucidaGrande" style:font-size-asian="15pt" style:font-name-complex="LucidaGrande" style:font-size-complex="15pt"/>
    </style:style>
    <style:style style:name="P10" style:family="paragraph" style:parent-style-name="Standard" style:list-style-name="">
      <style:paragraph-properties style:text-autospace="none"/>
      <style:text-properties style:use-window-font-color="true" style:font-name="LucidaGrande" fo:font-size="20pt" style:font-name-asian="LucidaGrande" style:font-size-asian="20pt" style:font-name-complex="LucidaGrande" style:font-size-complex="20pt"/>
    </style:style>
    <style:style style:name="P11" style:family="paragraph" style:parent-style-name="Standard" style:list-style-name="">
      <style:paragraph-properties style:text-autospace="none"/>
      <style:text-properties style:use-window-font-color="true" style:font-name="LucidaGrande" fo:font-size="20pt" fo:font-weight="bold" style:font-name-asian="LucidaGrande" style:font-size-asian="20pt" style:font-weight-asian="bold" style:font-name-complex="LucidaGrande" style:font-size-complex="20pt" style:font-weight-complex="bold"/>
    </style:style>
    <style:style style:name="P12" style:family="paragraph" style:parent-style-name="Standard" style:list-style-name="">
      <style:paragraph-properties style:text-autospace="none"/>
      <style:text-properties style:use-window-font-color="true" style:font-name="LucidaGrande" fo:font-size="20pt" fo:font-weight="normal" style:font-name-asian="LucidaGrande" style:font-size-asian="20pt" style:font-weight-asian="normal" style:font-name-complex="LucidaGrande" style:font-size-complex="20pt" style:font-weight-complex="normal"/>
    </style:style>
    <style:style style:name="P13" style:family="paragraph" style:parent-style-name="Standard" style:list-style-name="">
      <style:paragraph-properties style:text-autospace="none"/>
      <style:text-properties style:use-window-font-color="true" style:font-name="LucidaGrande" fo:font-size="20pt" fo:font-style="normal" fo:font-weight="normal" style:font-name-asian="LucidaGrande" style:font-size-asian="20pt" style:font-style-asian="normal" style:font-weight-asian="normal" style:font-name-complex="LucidaGrande" style:font-size-complex="20pt" style:font-style-complex="normal" style:font-weight-complex="normal"/>
    </style:style>
    <style:style style:name="P14" style:family="paragraph" style:parent-style-name="Standard" style:list-style-name="">
      <style:paragraph-properties style:text-autospace="none"/>
      <style:text-properties style:use-window-font-color="true" style:font-name="LucidaGrande" fo:font-size="20pt" fo:font-style="normal" fo:font-weight="bold" style:font-name-asian="LucidaGrande" style:font-size-asian="20pt" style:font-style-asian="normal" style:font-weight-asian="bold" style:font-name-complex="LucidaGrande" style:font-size-complex="20pt" style:font-style-complex="normal" style:font-weight-complex="bold"/>
    </style:style>
    <style:style style:name="P15" style:family="paragraph" style:parent-style-name="Standard" style:list-style-name="">
      <style:paragraph-properties style:text-autospace="none"/>
      <style:text-properties fo:font-size="20pt" style:font-size-asian="20pt" style:font-size-complex="20pt"/>
    </style:style>
    <style:style style:name="T1" style:family="text">
      <style:text-properties fo:color="#333333" style:font-name="LucidaGrande" fo:font-size="10pt" fo:font-weight="bold" style:font-name-asian="LucidaGrande" style:font-size-asian="10pt" style:font-weight-asian="bold" style:font-name-complex="LucidaGrande" style:font-size-complex="10pt" style:font-weight-complex="bold"/>
    </style:style>
    <style:style style:name="T2" style:family="text">
      <style:text-properties fo:color="#333333" style:font-name="LucidaGrande" fo:font-size="9pt" style:font-name-asian="LucidaGrande" style:font-size-asian="9pt" style:font-name-complex="LucidaGrande" style:font-size-complex="9pt"/>
    </style:style>
    <style:style style:name="T3" style:family="text">
      <style:text-properties fo:color="#333333" style:font-name="LucidaGrande" fo:font-weight="bold" style:font-name-asian="LucidaGrande" style:font-weight-asian="bold" style:font-name-complex="LucidaGrande" style:font-weight-complex="bold"/>
    </style:style>
    <style:style style:name="T4" style:family="text">
      <style:text-properties fo:color="#333333" style:font-name="LucidaGrande" fo:font-size="15pt" fo:font-weight="bold" style:font-name-asian="LucidaGrande" style:font-size-asian="15pt" style:font-weight-asian="bold" style:font-name-complex="LucidaGrande" style:font-size-complex="15pt" style:font-weight-complex="bold"/>
    </style:style>
    <style:style style:name="T5" style:family="text">
      <style:text-properties fo:color="#333333" style:font-name="LucidaGrande" fo:font-size="18pt" fo:font-weight="bold" style:font-name-asian="LucidaGrande" style:font-size-asian="18pt" style:font-weight-asian="bold" style:font-name-complex="LucidaGrande" style:font-size-complex="18pt" style:font-weight-complex="bold"/>
    </style:style>
    <style:style style:name="T6" style:family="text">
      <style:text-properties fo:color="#333333" style:font-name="LucidaGrande" fo:font-size="20pt" fo:font-weight="bold" style:font-name-asian="LucidaGrande" style:font-size-asian="20pt" style:font-weight-asian="bold" style:font-name-complex="LucidaGrande" style:font-size-complex="20pt" style:font-weight-complex="bold"/>
    </style:style>
    <style:style style:name="T7" style:family="text">
      <style:text-properties fo:color="#333333" fo:font-weight="bold" style:font-weight-asian="bold" style:font-weight-complex="bold"/>
    </style:style>
    <style:style style:name="T8" style:family="text">
      <style:text-properties fo:color="#333333" style:font-name="Georgia" fo:font-size="10pt" fo:font-weight="bold" style:font-name-asian="Georgia" style:font-size-asian="10pt" style:font-weight-asian="bold" style:font-name-complex="Georgia" style:font-size-complex="10pt" style:font-weight-complex="bold"/>
    </style:style>
    <style:style style:name="T9" style:family="text">
      <style:text-properties fo:color="#333333" style:font-name="Georgia" fo:font-weight="bold" style:font-name-asian="Georgia" style:font-weight-asian="bold" style:font-name-complex="Georgia" style:font-weight-complex="bold"/>
    </style:style>
    <style:style style:name="T10" style:family="text">
      <style:text-properties fo:color="#333333" style:font-name="Georgia" fo:font-size="15pt" fo:font-weight="bold" style:font-name-asian="Georgia" style:font-size-asian="15pt" style:font-weight-asian="bold" style:font-name-complex="Georgia" style:font-size-complex="15pt" style:font-weight-complex="bold"/>
    </style:style>
    <style:style style:name="T11" style:family="text">
      <style:text-properties fo:color="#333333" style:font-name="Georgia" fo:font-size="18pt" fo:font-weight="bold" style:font-name-asian="Georgia" style:font-size-asian="18pt" style:font-weight-asian="bold" style:font-name-complex="Georgia" style:font-size-complex="18pt" style:font-weight-complex="bold"/>
    </style:style>
    <style:style style:name="T12" style:family="text">
      <style:text-properties fo:color="#333333" style:font-name="Georgia" fo:font-size="20pt" fo:font-weight="bold" style:font-name-asian="Georgia" style:font-size-asian="20pt" style:font-weight-asian="bold" style:font-name-complex="Georgia" style:font-size-complex="20pt" style:font-weight-complex="bold"/>
    </style:style>
    <style:style style:name="T13" style:family="text">
      <style:text-properties fo:color="#333333" style:font-name="Georgia" fo:font-size="22pt" fo:font-weight="bold" style:font-name-asian="Georgia" style:font-size-asian="22pt" style:font-weight-asian="bold" style:font-name-complex="Georgia" style:font-size-complex="22pt" style:font-weight-complex="bold"/>
    </style:style>
    <style:style style:name="T14" style:family="text">
      <style:text-properties fo:color="#333333" fo:font-size="9pt" style:font-size-asian="9pt" style:font-size-complex="9pt"/>
    </style:style>
    <style:style style:name="T15" style:family="text">
      <style:text-properties fo:color="#333333" fo:font-size="15pt" fo:font-weight="bold" style:font-size-asian="15pt" style:font-weight-asian="bold" style:font-size-complex="15pt" style:font-weight-complex="bold"/>
    </style:style>
    <style:style style:name="T16" style:family="text">
      <style:text-properties fo:color="#333333" fo:font-size="18pt" fo:font-weight="bold" style:font-size-asian="18pt" style:font-weight-asian="bold" style:font-size-complex="18pt" style:font-weight-complex="bold"/>
    </style:style>
    <style:style style:name="T17" style:family="text">
      <style:text-properties fo:color="#333333" fo:font-size="20pt" fo:font-weight="bold" style:font-size-asian="20pt" style:font-weight-asian="bold" style:font-size-complex="20pt" style:font-weight-complex="bold"/>
    </style:style>
    <style:style style:name="T18" style:family="text">
      <style:text-properties style:use-window-font-color="true"/>
    </style:style>
    <style:style style:name="T19" style:family="text">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T20" style:family="text">
      <style:text-properties style:use-window-font-color="true" style:font-name="LucidaGrande"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T21" style:family="text">
      <style:text-properties style:use-window-font-color="true" style:font-name="Georgia" fo:font-size="10pt" style:font-name-asian="Georgia" style:font-size-asian="10pt" style:font-name-complex="Georgia" style:font-size-complex="10pt"/>
    </style:style>
    <style:style style:name="T22" style:family="text">
      <style:text-properties style:use-window-font-color="true" style:font-name="Georgia" fo:font-size="10pt" fo:font-weight="normal" style:font-name-asian="Georgia" style:font-size-asian="10pt" style:font-weight-asian="normal" style:font-name-complex="Georgia" style:font-size-complex="10pt" style:font-weight-complex="normal"/>
    </style:style>
    <style:style style:name="T23" style:family="text">
      <style:text-properties style:use-window-font-color="true" style:font-name="Georgia" fo:font-size="10pt" fo:font-style="italic" fo:font-weight="normal" style:font-name-asian="Georgia" style:font-size-asian="10pt" style:font-style-asian="italic" style:font-weight-asian="normal" style:font-name-complex="Georgia" style:font-size-complex="10pt" style:font-style-complex="italic" style:font-weight-complex="normal"/>
    </style:style>
    <style:style style:name="T24" style:family="text">
      <style:text-properties style:use-window-font-color="true" style:font-name="Georgia" fo:font-size="10pt" fo:font-style="normal" fo:font-weight="normal" style:font-name-asian="Georgia" style:font-size-asian="10pt" style:font-style-asian="normal" style:font-weight-asian="normal" style:font-name-complex="Georgia" style:font-size-complex="10pt" style:font-style-complex="normal" style:font-weight-complex="normal"/>
    </style:style>
    <style:style style:name="T25" style:family="text">
      <style:text-properties style:use-window-font-color="true" style:font-name="Georgia" style:font-name-asian="Georgia" style:font-name-complex="Georgia"/>
    </style:style>
    <style:style style:name="T26" style:family="text">
      <style:text-properties style:use-window-font-color="true" style:font-name="Georgia" fo:font-weight="normal" style:font-name-asian="Georgia" style:font-weight-asian="normal" style:font-name-complex="Georgia" style:font-weight-complex="normal"/>
    </style:style>
    <style:style style:name="T27" style:family="text">
      <style:text-properties style:use-window-font-color="true" style:font-name="Georgia" fo:font-style="italic" fo:font-weight="normal" style:font-name-asian="Georgia" style:font-style-asian="italic" style:font-weight-asian="normal" style:font-name-complex="Georgia" style:font-style-complex="italic" style:font-weight-complex="normal"/>
    </style:style>
    <style:style style:name="T28" style:family="text">
      <style:text-properties style:use-window-font-color="true" style:font-name="Georgia" fo:font-style="normal" fo:font-weight="normal" style:font-name-asian="Georgia" style:font-style-asian="normal" style:font-weight-asian="normal" style:font-name-complex="Georgia" style:font-style-complex="normal" style:font-weight-complex="normal"/>
    </style:style>
    <style:style style:name="T29" style:family="text">
      <style:text-properties style:use-window-font-color="true" style:font-name="Georgia" fo:font-size="15pt" style:font-name-asian="Georgia" style:font-size-asian="15pt" style:font-name-complex="Georgia" style:font-size-complex="15pt"/>
    </style:style>
    <style:style style:name="T30" style:family="text">
      <style:text-properties style:use-window-font-color="true" style:font-name="Georgia" fo:font-size="18pt" style:font-name-asian="Georgia" style:font-size-asian="18pt" style:font-name-complex="Georgia" style:font-size-complex="18pt"/>
    </style:style>
    <style:style style:name="T31" style:family="text">
      <style:text-properties style:use-window-font-color="true" style:font-name="Georgia" fo:font-size="20pt" style:font-name-asian="Georgia" style:font-size-asian="20pt" style:font-name-complex="Georgia" style:font-size-complex="20pt"/>
    </style:style>
    <style:style style:name="T32" style:family="text">
      <style:text-properties fo:color="#00349b" style:font-name="LucidaGrande" fo:font-size="10pt" fo:font-weight="bold" style:font-name-asian="LucidaGrande" style:font-size-asian="10pt" style:font-weight-asian="bold" style:font-name-complex="LucidaGrande" style:font-size-complex="10pt" style:font-weight-complex="bold"/>
    </style:style>
    <style:style style:name="T33" style:family="text">
      <style:text-properties fo:color="#00349b" style:font-name="LucidaGrande" fo:font-size="10pt" fo:font-style="normal" fo:font-weight="bold" style:font-name-asian="LucidaGrande" style:font-size-asian="10pt" style:font-style-asian="normal" style:font-weight-asian="bold" style:font-name-complex="LucidaGrande" style:font-size-complex="10pt" style:font-style-complex="normal" style:font-weight-complex="bold"/>
    </style:style>
    <style:style style:name="T34" style:family="text">
      <style:text-properties fo:color="#00349b" style:font-name="LucidaGrande" fo:font-style="normal" fo:font-weight="bold" style:font-name-asian="LucidaGrande" style:font-style-asian="normal" style:font-weight-asian="bold" style:font-name-complex="LucidaGrande" style:font-style-complex="normal" style:font-weight-complex="bold"/>
    </style:style>
    <style:style style:name="T35" style:family="text">
      <style:text-properties fo:color="#00349b" style:font-name="LucidaGrande" fo:font-weight="bold" style:font-name-asian="LucidaGrande" style:font-weight-asian="bold" style:font-name-complex="LucidaGrande" style:font-weight-complex="bold"/>
    </style:style>
    <style:style style:name="T36" style:family="text">
      <style:text-properties style:font-name="LucidaGrande"/>
    </style:style>
    <style:style style:name="T37" style:family="text">
      <style:text-properties style:font-name-asian="LucidaGrande"/>
    </style:style>
    <style:style style:name="T38" style:family="text">
      <style:text-properties style:font-name-complex="LucidaGrande"/>
    </style:style>
    <style:style style:name="T39" style:family="text">
      <style:text-properties fo:font-size="10pt"/>
    </style:style>
    <style:style style:name="T40" style:family="text">
      <style:text-properties fo:font-size="10pt" fo:font-weight="bold" style:font-size-asian="10pt" style:font-weight-asian="bold" style:font-size-complex="10pt" style:font-weight-complex="bold"/>
    </style:style>
    <style:style style:name="T41" style:family="text">
      <style:text-properties fo:font-weight="normal"/>
    </style:style>
    <style:style style:name="T42" style:family="text">
      <style:text-properties style:font-size-asian="10pt"/>
    </style:style>
    <style:style style:name="T43" style:family="text">
      <style:text-properties style:font-weight-asian="normal"/>
    </style:style>
    <style:style style:name="T44" style:family="text">
      <style:text-properties style:font-weight-complex="normal"/>
    </style:style>
    <style:style style:name="T45" style:family="text">
      <style:text-properties fo:font-weight="bold" style:font-weight-asian="bold" style:font-weight-complex="bold"/>
    </style:style>
    <style:style style:name="T46" style:family="text">
      <style:text-properties fo:font-size="15pt" fo:font-weight="bold" style:font-size-asian="15pt" style:font-weight-asian="bold" style:font-size-complex="15pt" style:font-weight-complex="bold"/>
    </style:style>
    <style:style style:name="T47" style:family="text">
      <style:text-properties fo:font-size="18pt" fo:font-weight="bold" style:font-size-asian="18pt" style:font-weight-asian="bold" style:font-size-complex="18pt" style:font-weight-complex="bold"/>
    </style:style>
    <style:style style:name="T48" style:family="text">
      <style:text-properties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3">Open-Faced Fresh Blueberry Pie</text:span></text:p>
      <table:table table:name="Table1" table:style-name="Table1">
        <table:table-column table:style-name="Table1.A"/>
        <table:table-row table:style-name="Table1.1">
          <table:table-cell table:style-name="Table1.A1" office:value-type="string">
            <text:p text:style-name="P9">Yield: Serves 6</text:p>
            <text:p text:style-name="P3"/>
            <text:p text:style-name="P1"><text:a xlink:type="simple" xlink:href="http://www.epicurious.com/recipes/food/views/101858"><text:span text:style-name="T12">Basic Flaky Pie Crust</text:span></text:a><text:span text:style-name="T31"> for a 9-inch pie (recipe below)</text:span></text:p>
            <text:p text:style-name="P3">1 tablespoon egg white, lightly beaten</text:p>
            <text:p text:style-name="P3">4 cups blueberries, rinsed and dried</text:p>
            <text:p text:style-name="P3">1/2 liquid cup and two tablespoons water, divided</text:p>
            <text:p text:style-name="P3">2 tablespoons cornstarch</text:p>
            <text:p text:style-name="P3">1/2 cup sugar</text:p>
            <text:p text:style-name="P3">2 teaspoon freshly squeezed lemon juice</text:p>
            <text:p text:style-name="P3">Pinch of salt</text:p>
            <text:p text:style-name="P3">1 1/2 cups whipped cream (optional)</text:p>
            <text:p text:style-name="P10"/>
            <text:p text:style-name="P11">Make the crust:</text:p>
            <text:p text:style-name="P12">Remove the dough from the refrigerator. If necessary, allow it to sit for about 10 minutes or until it is soft enough to roll.</text:p>
            <text:p text:style-name="P12">Using a pastry cloth and sleeve rubbed with flour or two sheets of plastic wrap lightly sprinkled with flour, roll the dough 1/8 inch thick or less and large enough to cut a 13-inch circle. Use an expandable flan ring or a cardboard template and a sharp knife as a guide to cut out the circle. Transfer the dough to the pie pan, fold under the excess, and crimp the border using a fork or your fingers. Cover it loosely and <text:soft-page-break/>refrigerate it for a minimum of 1 hour and a maximum of 24 hours.</text:p>
            <text:p text:style-name="P12">Preheat the oven to 425°F at least 20 minutes before baking.</text:p>
            <text:p text:style-name="P12">Line the pastry with parchment, pleating it as necessary so it fits into the pan, and fill it with rice or dried beans. Bake for 20 minutes. Carefully lift out the rice or beans with the parchment. With a fork, prick the bottom and sides, and bake 5-10 minutes, or until the crust is pale golden. Check after 3 minutes and prick any bubbles that may have formed.</text:p>
            <text:p text:style-name="P12">Cool the crust on a rack for 3 minutes, so it is no longer piping hot, then brush the bottom and sides with the egg white.</text:p>
            <text:p text:style-name="P12"/>
            <text:p text:style-name="P11">Make the filling:</text:p>
            <text:p text:style-name="P12">Measure out 1 cup of the blueberries, choosing he softest ones. Place them in a medium saucepan together with the 1/2 cup water. Cover and bring them to a boil.</text:p>
            <text:p text:style-name="P12">Meanwhile, in a small bowl, whisk together the cornstarch and the remaining 2 tablespoons of water. Set it aside.</text:p>
            <text:p text:style-name="P12">When the water and blueberries have come to a boil, lower the heat and simmer, stirring constantly for 3 to 4 minutes or <text:soft-page-break/>until the blueberries start to burst and the juices begin to thicken. Stirring constantly, add the cornstarch mixture, the sugar, lemon juice, and salt. Simmer for a minute or until the mixture becomes translucent. Immediately remove it from the heat and quickly fold in the remaining 3 cups of blueberries.</text:p>
            <text:p text:style-name="P12">Spoon the mixture into the baked pie shell and allow to sit at room temperature for at least 2 hours before serving. When set, the berries will remain very juicy but will not flow out of the crust.</text:p>
            <text:p text:style-name="P12">Just before serving, if desired, pipe or spread the whipped cream around the sides of the pie, leaving the center unadorned and brilliantly glistening.</text:p>
            <text:p text:style-name="P11">Store:</text:p>
            <text:p text:style-name="P12">Room temperature, up to 2 days (without the whipped cream).</text:p>
            <text:p text:style-name="P11">Note:</text:p>
            <text:p text:style-name="P12">The low amount of sugar in this pie maintains the tart freshness of the berries. Taste the berries before you begin. If they are very tart, increase the sugar by a few tablespoons.</text:p>
          </table:table-cell>
        </table:table-row>
      </table:table>
      <text:p text:style-name="P12"/>
      <text:p text:style-name="P8"><text:a xlink:type="simple" xlink:href="http://www.epicurious.com/recipes/food/views/Basic-Flaky-Pie-Crust-101858"><text:span text:style-name="T17"/></text:a></text:p>
      <text:p text:style-name="P2"><text:soft-page-break/><text:a xlink:type="simple" xlink:href="http://www.epicurious.com/recipes/food/views/Basic-Flaky-Pie-Crust-101858"><text:span text:style-name="T48">Basic Flaky Pie Crust </text:span></text:a></text:p>
      <table:table table:name="Table2" table:style-name="Table2">
        <table:table-column table:style-name="Table2.A"/>
        <table:table-row table:style-name="Table2.1">
          <table:table-cell table:style-name="Table2.A1" office:value-type="string">
            <text:p text:style-name="P10"/>
            <text:p text:style-name="P3"/>
            <text:p text:style-name="P4">#1 Pastry for a 9-inch pie shell or a 9 1/2- or 10- by 1-inch tart shell</text:p>
            <text:p text:style-name="P5">8 tablespoons unsalted butter, cold</text:p>
            <text:p text:style-name="P5">1 1/3 cups + 4 tablespoon pastry flour or 1 1/3 cups (dip and sweep method) bleached all-purpose flour</text:p>
            <text:p text:style-name="P5">1/4 teaspoon salt (for savory recipes, use 1 1/2 times the salt)</text:p>
            <text:p text:style-name="P5">2 1/2 to 3 1/2 tablespoons ice water</text:p>
            <text:p text:style-name="P15"><text:span text:style-name="T26">1 1/2 teaspoons cider vinegar </text:span><text:span text:style-name="T27">Optional</text:span></text:p>
            <text:p text:style-name="P6">1/8 teaspoon baking powder (if not using, double the salt)</text:p>
            <text:p text:style-name="P6"/>
            <text:p text:style-name="P7">#2 Pastry for a 9-inch lattice pie, a 9-inch deep-dish pie, a 10-inch pie shell, or a 12- to 14-inch free-form tart</text:p>
            <text:p text:style-name="P6">9 tablespoons unsalted butter, cold</text:p>
            <text:p text:style-name="P6">1 1/2 cups + 1 1/2 tablespoons pastry flour or 1 1/2 cups (dip and sweep method) bleached all-purpose flour</text:p>
            <text:p text:style-name="P6">1/4 teaspoon salt (for savory recipes, use 1 1/2 times the salt)</text:p>
            <text:p text:style-name="P6">3 1/2 to 4 1/2 tablespoons ice water</text:p>
            <text:p text:style-name="P15"><text:span text:style-name="T28">1 1/2 teaspoons cider vinegar </text:span><text:span text:style-name="T27">Optional</text:span></text:p>
            <text:p text:style-name="P6">1/8 teaspoon baking powder (if not using, double the salt)</text:p>
            <text:p text:style-name="P6"><text:soft-page-break/></text:p>
            <text:p text:style-name="P7">#3 Pastry for a two-crust 9-inch pie</text:p>
            <text:p text:style-name="P6">14 tablespoons unsalted butter, cold</text:p>
            <text:p text:style-name="P6">2 1/4 cups + 2 tablespoons pastry flour or 2 1/4 cups (dip and sweep method) bleached all-purpose flour</text:p>
            <text:p text:style-name="P6">1/4 + 1/8 teaspoon salt (for savory recipes, use 1 1/2 times the salt)</text:p>
            <text:p text:style-name="P6">5 to 7 tablespoons ice water</text:p>
            <text:p text:style-name="P15"><text:span text:style-name="T28">1 tablespoon cider vinegar </text:span><text:span text:style-name="T27">Optional</text:span></text:p>
            <text:p text:style-name="P6">1/4 teaspoon baking powder (if not using, double the salt)</text:p>
            <text:p text:style-name="P13"/>
            <text:p text:style-name="P13">Divide the butter into two parts, about two thirds to one third:</text:p>
            <text:p text:style-name="P13">For #1 2.5 ounces and 1.5 ounces (5 tablespoons and 3 tablespoons)</text:p>
            <text:p text:style-name="P13">For #2 3 ounces and 1.5 ounces (6 tablespoons and 3 tablespoons)</text:p>
            <text:p text:style-name="P13">For #3 4.5 ounces and 2.5 ounces (9 tablespoons and 5 tablespoons)</text:p>
            <text:p text:style-name="P13">Cut the butter into 3/4-inch cubes. Wrap each portion of butter with plastic wrap, refrigerate the larger amount and freeze the smaller for at least 30 minutes. Place the flour, salt, and baking powder in a reclosable gallon-size freezer bag and freeze for at least 30 minutes.</text:p>
            <text:p text:style-name="P13"/>
            <text:p text:style-name="P14"><text:soft-page-break/>Food processor method:</text:p>
            <text:p text:style-name="P13">Place the flour mixture in a food processor with the metal blade and process for a few seconds to combine. Set the bag aside.</text:p>
            <text:p text:style-name="P13">Add the larger amount of butter cubes to the flour and process for about 20 seconds or until the mixture resembles coarse meal. Add the remaining frozen butter cubes and pulse until all of the frozen butter is the size of peas. (Toss with a fork to see it better.)</text:p>
            <text:p text:style-name="P13">Add the lowest amount of the ice water and the vinegar and pulse 6 times. Pinch a small amount of the mixture together between your fingers. If it does not hold together, add half the remaining water and pulse 3 times. Try pinching the mixture again. If necessary, add the remaining water, pulsing 3 times to incorporate it. The mixture will be in particles and will not hold together without being pinched.</text:p>
            <text:p text:style-name="P13">For tiny 1-inch tartlets, omit the baking powder and allow the processing to continue just until a ball forms. The additional mixing produces a dough that is slightly less flaky but ensures that it will not puff out of shape in the tiny molds.</text:p>
            <text:p text:style-name="P13">Spoon the mixture into the plastic bag. (For <text:soft-page-break/>a double-crust pie, it is easiest to divide the mixture in half at this point.)</text:p>
            <text:p text:style-name="P13">Holding both ends of the bag opening with you fingers, knead the mixture by alternately pressing it, from the outside of the bag, with the knuckles and heels of your hands until the mixture holds together in one piece and feels slightly stretchy when pulled.</text:p>
            <text:p text:style-name="P13">Wrap the dough with plastic wrap, flatten it into a disc (or discs) and refrigerate for at least 45 minutes, preferably overnight. (For a pie shell and lattice, divide it in a ratio of two thirds:one third — use about 9.5 ounces for the shell and the rest for the lattice, flattening the smaller part into a rectangle.)</text:p>
            <text:p text:style-name="P13"/>
            <text:p text:style-name="P14">Hand method:</text:p>
            <text:p text:style-name="P13">Place a medium mixing bowl in the freezer to chill.</text:p>
            <text:p text:style-name="P13">Place the flour, salt, and optional baking powder in another medium bowl and whisk to combine them. Use a pastry cutter or rub the mixture between your fingers to blend the larger portion of the butter into the flour until it resembles coarse meal.</text:p>
            <text:p text:style-name="P13">Spoon the mixture, together with the cold <text:soft-page-break/>butter, into a reclosable gallon-size freezer bag. Expel any air from the bag and close it. Use a rolling pin to flatten the butter into flakes. Place the bag in the freezer for at least 10 minutes or until the butter is very firm.</text:p>
            <text:p text:style-name="P13">Transfer the mixture to the chilled bowl, scraping the sides of the bag. Set the bag aside. Sprinkle the ice water and vinegar onto the mixture, tossing it lightly with a rubber spatula. Spoon the loose mixture back into the plastic bag. (For a double-crust pie, it is easiest to divide the mixture in half at this point.)</text:p>
            <text:p text:style-name="P13">Holding both ends of the bag opening with your fingers, knead the mixture by alternately pressing it, from the outside of the bag, with knuckles and heels of your hands until the mixture holds together in one piece and feels slightly stretchy when pulled.</text:p>
            <text:p text:style-name="P13">Wrap the dough with plastic wrap, flatten it into a disc (or discs) and refrigerate for at least 45 minutes, preferably overnight. (For a pie shell and lattice, divide it in a ratio of two thirds:one third — use about 9.5 ounces for the shell and the rest for the lattice, flattening the smaller part into a <text:soft-page-break/>rectangle.)</text:p>
            <text:p text:style-name="P13"/>
            <text:p text:style-name="P14">Store:</text:p>
            <text:p text:style-name="P13">Refrigerated, up to 2 days; frozen, up to 3 months.</text:p>
            <text:p text:style-name="P13"/>
            <text:p text:style-name="P14">Understanding:</text:p>
            <text:p text:style-name="P13">Pastry flour offers the most tenderness while maintaining flakiness, but it is the addition of vinegar that relaxes the dough without losing flakiness, making it easier to roll, shrink less, and be even more tender. The baking powder lifts and aerates the dough slightly without weakening it, but it makes it seem more tender.</text:p>
            <text:p text:style-name="P13">Thes secret to success is finely incorporating about two thirds of the butter into the flour, which keeps the flour from absorbing too much water and forming gluten, which would make the crust tough. The remaining one third of the butter is incorporated in larger pieces, which serve to seperate the layers, resulting in the desired flakiness. This pie crust does not shrink or distort as much as the standard all-butter crust because there is less gluten development.</text:p>
            <text:p text:style-name="P13">If when adding the water, you find you <text:soft-page-break/>need more than indicated in the recipe, chances are you haven't moisture-proofed the flour adequately (you haven't used the correct amount of butter or processed it fine enough), leaving the flour free to absorb more liquid. The resulting crust will be flakier but less tender.</text:p>
            <text:p text:style-name="P13">If you find you need less water than specified in the recipe, chances are you divided the butter incorrectly and used too much of it to moisture-proof the flour, preventing it from absorbing an adequate amount of water. The resulting crust will be more tender but not very flaky.</text:p>
            <text:p text:style-name="P13">Flattening the newly formed dough into a disc or discs before refrigerating makes it easier to roll without cracking. The dough is refrigerated to relax the gluten, making it less elastic and easier to roll. Chilling also firms the butter, preventing sticking and the need for extra flour when rolling, which would toughen it. Dough that has rested overnight before baking shrinks less.</text:p>
          </table:table-cell>
        </table:table-row>
      </table:table>
      <text:p text:style-name="P13"/>
      <text:p text:style-name="P13"/>
      <text:p text:style-name="P15"><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12-30T13:34:23</meta:creation-date>
    <meta:document-statistic meta:table-count="2" meta:image-count="0" meta:object-count="0" meta:page-count="10" meta:paragraph-count="77" meta:word-count="1737" meta:character-count="9706"/>
    <dc:date>2012-12-30T13:43:11</dc:date>
    <dc:creator>Robert Houk</dc:creator>
    <meta:editing-duration>PT00H08M51S</meta:editing-duration>
    <meta:editing-cycles>1</meta:editing-cycles>
    <meta:generator>OpenOffice.org/3.2$Unix OpenOffice.org_project/320m18$Build-9502</meta:generator>
  </office:meta>
</office:document-meta>
</file>